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fo:color="#000080" loext:opacity="100%" officeooo:rsid="001aeb10" officeooo:paragraph-rsid="001aeb10"/>
    </style:style>
    <style:style style:name="P2" style:family="paragraph" style:parent-style-name="Standard">
      <style:text-properties officeooo:rsid="001aeb10" officeooo:paragraph-rsid="001aeb10"/>
    </style:style>
    <style:style style:name="P3" style:family="paragraph" style:parent-style-name="Standard">
      <style:text-properties fo:font-size="6pt" officeooo:rsid="001ca2a5" officeooo:paragraph-rsid="001ca2a5" style:font-size-asian="6pt" style:font-size-complex="6pt"/>
    </style:style>
    <style:style style:name="T1" style:family="text">
      <style:text-properties officeooo:rsid="001ca2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OES SOBRE LPIC 108.3</text:p>
      <text:p text:style-name="P2"/>
      <text:h text:style-name="P1" text:outline-level="4"><text:bookmark text:name="103.8_Basic_file_editing"/>103.8 Basic file editing<text:line-break/>NANO E EMACS</text:h>
      <text:p text:style-name="P2">1 – Como instalar o nano na sua distribuição Gnu/Linux? </text:p>
      <text:p text:style-name="P2">2 – O que acontece se eu digitar nano no terminal sabendo que o a aplicação foi previamente instalada?</text:p>
      <text:p text:style-name="P2">3 – Com o nano aberto, qual opção permite abrir um arquivo de texto simples?</text:p>
      <text:p text:style-name="P2">4 – Apaguei sem querer algumas linhas do texto que estava editando. Qual como posso executar para desfazer as alterações que foram feitas.</text:p>
      <text:p text:style-name="P2">5 – Preciso fazer algumas pesquisas dentro do texto que estou lendo. Qual comandos permitem procurar por uma palavra. E qual comando permite fazer replace de uma palavra?</text:p>
      <text:p text:style-name="P2">6 – Como faço para salvar as alterações que fiz no texto sem sair do nano?</text:p>
      <text:p text:style-name="P2">7 – O que é o Emacs?</text:p>
      <text:p text:style-name="P2">8 – Coloque abaixo os comandos mais comuns e essenciais do nano?<text:line-break/>Por exemplo procurar dentro do arquivo, Salvar sem sair, Salvar e sair, Undo e Rendo, Replace de palavras/frazes. Pesquisar arquivos no diretório atual dentro do nano.<text:line-break/><text:line-break/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6pt" officeooo:rsid="001ca2a5" officeooo:paragraph-rsid="001ca2a5" style:font-size-asian="6pt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As questões acima não foram retiradas de nenhum documento ou livro. Todas foram inventadas baseada no Corpo de conhecimento necessário para dominar o conteúdo da certificação LPIc1 100-500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21:14:00.338000000</meta:creation-date>
    <dc:date>2024-01-23T21:32:26.708000000</dc:date>
    <meta:editing-duration>PT18M26S</meta:editing-duration>
    <meta:editing-cycles>2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11" meta:word-count="187" meta:character-count="1120" meta:non-whitespace-character-count="933"/>
  </office:meta>
</office:document-meta>
</file>